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Windows 1.x a 3.x (Interface gráfica inicial)</text:span></text:p>
      <text:p text:style-name="Standard"/>
      <text:p text:style-name="Standard">Windows 1.0 (1985)</text:p>
      <text:p text:style-name="Standard"/>
      <text:p text:style-name="Standard">Windows 2.0 (1987)</text:p>
      <text:p text:style-name="Standard"/>
      <text:p text:style-name="Standard">Windows 3.0 / 3.1 / 3.11 (1990–1993)</text:p>
      <text:p text:style-name="Standard"/>
      <text:p text:style-name="Standard">Primeiros com GUI mais usada comercialmente</text:p>
      <text:p text:style-name="Standard"/>
      <text:p text:style-name="Standard">Executados sobre MS-DOS</text:p>
      <text:p text:style-name="Standard"/>
      <text:p text:style-name="P1">2. Windows 9x (baseados em MS-DOS, para usuários domésticos)</text:p>
      <text:p text:style-name="Standard"/>
      <text:p text:style-name="Standard">Windows 95 (1995)</text:p>
      <text:p text:style-name="Standard"/>
      <text:p text:style-name="Standard">Windows 98 / 98 SE (1998–1999)</text:p>
      <text:p text:style-name="Standard"/>
      <text:p text:style-name="Standard">Windows Me (Millennium Edition) (2000)</text:p>
      <text:p text:style-name="Standard"><text:span text:style-name="T1"/></text:p>
      <text:p text:style-name="Standard"><text:span text:style-name="T1">3. Windows NT (linha corporativa/profissional)</text:span></text:p>
      <text:p text:style-name="Standard"/>
      <text:p text:style-name="Standard">Windows NT 3.1, 3.5, 3.51 (1993–1995)</text:p>
      <text:p text:style-name="Standard"/>
      <text:p text:style-name="Standard">Windows NT 4.0 (1996)</text:p>
      <text:p text:style-name="Standard"><text:span text:style-name="T1"/></text:p>
      <text:p text:style-name="Standard"><text:span text:style-name="T1">4. Windows 2000 e XP (unificação das linhas NT e 9x)</text:span></text:p>
      <text:p text:style-name="Standard"/>
      <text:p text:style-name="Standard">Windows 2000 (2000) – voltado para empresas</text:p>
      <text:p text:style-name="Standard"/>
      <text:p text:style-name="Standard">Windows XP (Home, Professional, etc.) (2001)</text:p>
      <text:p text:style-name="Standard"/>
      <text:p text:style-name="Standard">Sucesso massivo, suporte até 2014</text:p>
      <text:p text:style-name="Standard"/>
      <text:p text:style-name="Standard"><text:span text:style-name="T1">5. Windows Vista e 7 (evolução do XP)</text:span></text:p>
      <text:p text:style-name="Standard"/>
      <text:p text:style-name="Standard">Windows Vista (2007)</text:p>
      <text:p text:style-name="Standard"/>
      <text:p text:style-name="Standard">Interface Aero, problemas de desempenho</text:p>
      <text:p text:style-name="Standard"/>
      <text:p text:style-name="Standard">Windows 7 (2009)</text:p>
      <text:p text:style-name="Standard"/>
      <text:p text:style-name="Standard">Muito bem recebido, substituto real do XP</text:p>
      <text:p text:style-name="Standard"><text:span text:style-name="T1"/></text:p>
      <text:p text:style-name="Standard"><text:span text:style-name="T1">6. Windows 8 e 8.1 (interface Metro, foco em toque)</text:span></text:p>
      <text:p text:style-name="Standard"/>
      <text:p text:style-name="Standard">Windows 8 (2012)</text:p>
      <text:p text:style-name="Standard"/>
      <text:p text:style-name="Standard">Windows 8.1 (2013)</text:p>
      <text:p text:style-name="Standard"/>
      <text:p text:style-name="Standard"><text:soft-page-break/>Menu Iniciar removido (e depois parcialmente restaurado)</text:p>
      <text:p text:style-name="Standard"/>
      <text:p text:style-name="P1">7. Windows 10 (plataforma unificada)</text:p>
      <text:p text:style-name="Standard"/>
      <text:p text:style-name="Standard">Windows 10 (2015)</text:p>
      <text:p text:style-name="Standard"/>
      <text:p text:style-name="Standard">Atualizações contínuas</text:p>
      <text:p text:style-name="Standard"/>
      <text:p text:style-name="Standard">Versões: Home, Pro, Enterprise, Education, etc.</text:p>
      <text:p text:style-name="Standard"/>
      <text:p text:style-name="P1">8. Windows 11 (interface modernizada, foco em produtividade)</text:p>
      <text:p text:style-name="Standard"/>
      <text:p text:style-name="Standard">Windows 11 (2021)</text:p>
      <text:p text:style-name="Standard"/>
      <text:p text:style-name="Standard">Design mais arredondado e moderno</text:p>
      <text:p text:style-name="Standard"/>
      <text:p text:style-name="Standard">Novos requisitos de hardware (como TPM 2.0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0T11:03:05.354000000</meta:creation-date>
    <dc:date>2025-04-10T11:09:10.751000000</dc:date>
    <meta:editing-duration>PT6M6S</meta:editing-duration>
    <meta:editing-cycles>1</meta:editing-cycles>
    <meta:generator>LibreOffice/24.8.4.1$Windows_X86_64 LibreOffice_project/1be9007f5d86a3741c366527d13e2970cbeef057</meta:generator>
    <meta:document-statistic meta:table-count="0" meta:image-count="0" meta:object-count="0" meta:page-count="2" meta:paragraph-count="34" meta:word-count="187" meta:character-count="1176" meta:non-whitespace-character-count="1025"/>
  </office:meta>
</office:document-meta>
</file>